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55308d" draw:fill-color="#55308d" draw:textarea-vertical-align="middle" loext:decorative="false"/>
    </style:style>
    <style:style style:name="gr2" style:family="graphic" style:parent-style-name="standard">
      <style:graphic-properties svg:stroke-color="#ffffff" draw:fill-color="#0000cd" draw:textarea-horizontal-align="justify" draw:textarea-vertical-align="middle" draw:auto-grow-height="false" fo:min-height="29.45cm" fo:min-width="20.5cm" loext:decorative="false"/>
    </style:style>
    <style:style style:name="P1" style:family="paragraph">
      <loext:graphic-properties draw:fill-color="#55308d"/>
      <style:paragraph-properties fo:text-align="center"/>
    </style:style>
    <style:style style:name="P2" style:family="paragraph">
      <loext:graphic-properties draw:fill-color="#0000cd"/>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19.301cm" svg:height="25.221cm" svg:x="0.923cm" svg:y="3.289cm" svg:viewBox="0 0 19302 25222" svg:d="M7014 7795c-206 446-180 951-143 1430 52 660 791 796 1180 1180 466 461 1012 865 1681 1037 414 106 833 126 1251 179 462 59 899-104 1323-251 423-147 778-510 930-965 135-403 139-777 143-1180 5-523-315-980-501-1466-166-433-164-855-250-1287-112-563 6-1147-36-1716-32-446-172-981-679-1144-439-142-855-395-1037-894-170-466-717-607-1109-858-693-445-1502-482-2288-644-643-133-1308-51-1966-36-635 15-1240 171-1860 251-752 98-949 835-1144 1394-216 621-249 1298-250 1967-1 502 4 1115-572 1394-659 319-977 1105-930 1823 37 550-223 1064-250 1609-32 637-156 1259-215 1895-52 563-106 1131-250 1681-176 674 245 1078 429 1609 171 493 321 1008 644 1430 405 529 917 1021 1537 1251 928 344 1946 382 2932 429 1011 48 1995 171 3003 251 913 73 1856 302 2754 0 1228-413 2316-1065 3432-1716 668-390 1508-400 1537-1538 27-1052 260-2099 179-3146-71-920 181-2126-679-2718-1107-762-2358-1300-3611-1787-1339-520-2660-979-4041-1395-756-228-1555-224-2252 179-806 466-1070 1331-1180 2109-136 961-526 1943-107 2897 646 1472 1722 2698 2789 3897 801 900 2021 1264 3146 1251 1412-16 2914 475 4291 36 640-204 1423-415 1751-1001 683-1221-1610-2023-2359-2574-954-702-2057-990-3111-1466-430-194-931-184-1323-429-539-337-1148-667-1466-1216-227-392-73-918 36-1359 138-559 755-741 1216-965 557-271 1059-627 1716-715 612-82 1223-28 1823-250 648-239 1358-82 2038-108 780-29 1606-84 2324 215 583 243 1280 71 1681 536 414 480-254 1107-608 1502-647 723-1670 908-2396 1466-459 353-1066 503-1394 1072-309 536-214 1111-429 1645-213 529-327 1085-465 1645-148 601-146 1231-322 1823-153 514-285 1009-286 1538-2 753-730 818-1180 1072-496 280-1078 381-1644 465-473 71-949 111-1430 143-440 29-853 219-1252 429-478 252-907 584-1394 823-683 335-496 1097-930 1609-666 786-1309 1568-1966 2359-1284 1547 1580 222 1609-214 54-812 913-1295 1108-2145 210-913 317-1826 572-2718 526-1835 1621-3474 1966-5363 238-1302 296-2806 1180-3861 732-873 1199-1883 1824-2825 422-637 419-1440 429-2181 12-888 942-1054 1180-1788 162-499 319-994 572-1466 348-650 1174-807 1823-1108 501-232 937-534 1466-680l358-143z">
          <text:p/>
        </draw:path>
        <draw:custom-shape draw:style-name="gr2" draw:text-style-name="P2" draw:layer="layout" svg:width="21cm" svg:height="29.7cm" svg:x="0cm" svg:y="0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4:51:01.114461586</meta:creation-date>
    <dc:date>2025-06-26T14:58:32.031817800</dc:date>
    <meta:editing-duration>PT7M32S</meta:editing-duration>
    <meta:editing-cycles>1</meta:editing-cycles>
    <meta:document-statistic meta:object-count="2"/>
    <meta:generator>LibreOffice/24.2.7.2$Linux_X86_64 LibreOffice_project/420$Build-2</meta:generator>
  </office:meta>
</office:document-meta>
</file>